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strov_Sibiryakova">
            <text:p>Ostrov_Sibiryakova</text:p>
          </table:table-cell>
          <table:table-cell office:value-type="string" office:value="radiocarbon">
            <text:p>radiocarbon</text:p>
          </table:table-cell>
          <table:table-cell office:value-type="string" office:value="LU-6408">
            <text:p>LU-6408</text:p>
          </table:table-cell>
          <table:table-cell office:value-type="float" office:value="73.02">
            <text:p>73.02</text:p>
          </table:table-cell>
          <table:table-cell office:value-type="float" office:value="79.05">
            <text:p>79.05</text:p>
          </table:table-cell>
          <table:table-cell office:value-type="float" office:value="8952.99">
            <text:p>8952.99</text:p>
          </table:table-cell>
          <table:table-cell office:value-type="float" office:value="379.12">
            <text:p>379.12</text:p>
          </table:table-cell>
          <table:table-cell office:value-type="string" office:value="peat, post-isolation">
            <text:p>peat, post-isola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3">
            <text:p>3.3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usevEtal2013,BaranskayaEtal2018">
            <text:p>GusevEtal2013,BaranskayaEtal2018</text:p>
          </table:table-cell>
        </table:table-row>
        <table:table-row>
          <table:table-cell office:value-type="string" office:value="Ostrov_Sibiryakova">
            <text:p>Ostrov_Sibiryakova</text:p>
          </table:table-cell>
          <table:table-cell office:value-type="string" office:value="radiocarbon">
            <text:p>radiocarbon</text:p>
          </table:table-cell>
          <table:table-cell office:value-type="string" office:value="LU-6410">
            <text:p>LU-6410</text:p>
          </table:table-cell>
          <table:table-cell office:value-type="float" office:value="72.99">
            <text:p>72.99</text:p>
          </table:table-cell>
          <table:table-cell office:value-type="float" office:value="79.0">
            <text:p>79.0</text:p>
          </table:table-cell>
          <table:table-cell office:value-type="float" office:value="12482.99">
            <text:p>12482.99</text:p>
          </table:table-cell>
          <table:table-cell office:value-type="float" office:value="276.82">
            <text:p>276.82</text:p>
          </table:table-cell>
          <table:table-cell office:value-type="string" office:value="peat, post-isolation">
            <text:p>peat, post-isola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usevEtal2013,BaranskayaEtal2018">
            <text:p>GusevEtal2013,BaranskayaEtal2018</text:p>
          </table:table-cell>
        </table:table-row>
        <table:table-row>
          <table:table-cell office:value-type="string" office:value="Ostrov_Sibiryakova">
            <text:p>Ostrov_Sibiryakova</text:p>
          </table:table-cell>
          <table:table-cell office:value-type="string" office:value="radiocarbon">
            <text:p>radiocarbon</text:p>
          </table:table-cell>
          <table:table-cell office:value-type="string" office:value="LU-6152">
            <text:p>LU-6152</text:p>
          </table:table-cell>
          <table:table-cell office:value-type="float" office:value="72.98">
            <text:p>72.98</text:p>
          </table:table-cell>
          <table:table-cell office:value-type="float" office:value="78.97">
            <text:p>78.97</text:p>
          </table:table-cell>
          <table:table-cell office:value-type="float" office:value="8102.99">
            <text:p>8102.99</text:p>
          </table:table-cell>
          <table:table-cell office:value-type="float" office:value="176.15">
            <text:p>176.15</text:p>
          </table:table-cell>
          <table:table-cell office:value-type="string" office:value="peat, post-isolation">
            <text:p>peat, post-isola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3">
            <text:p>3.3</text:p>
          </table:table-cell>
          <table:table-cell office:value-type="float" office:value="1.1169601604354562">
            <text:p>1.1169601604354562</text:p>
          </table:table-cell>
          <table:table-cell office:value-type="float" office:value="1.1169601604354562">
            <text:p>1.1169601604354562</text:p>
          </table:table-cell>
          <table:table-cell office:value-type="string" office:value="GusevEtal2013,BaranskayaEtal2018">
            <text:p>GusevEtal2013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